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nsolas" svg:font-family="Consolas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01in"/>
    </style:style>
    <style:style style:name="co2" style:family="table-column">
      <style:table-column-properties fo:break-before="auto" style:column-width="0.398in"/>
    </style:style>
    <style:style style:name="co3" style:family="table-column">
      <style:table-column-properties fo:break-before="auto" style:column-width="1.0925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1.0154in"/>
    </style:style>
    <style:style style:name="co6" style:family="table-column">
      <style:table-column-properties fo:break-before="auto" style:column-width="5.38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4.9311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8083in" fo:break-before="auto" style:use-optimal-row-height="true"/>
    </style:style>
    <style:style style:name="ro5" style:family="table-row">
      <style:table-row-properties style:row-height="0.611in" fo:break-before="auto" style:use-optimal-row-height="true"/>
    </style:style>
    <style:style style:name="ta1" style:family="table" style:master-page-name="PageStyle_5f_Export_20_B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>
      <style:table-cell-properties fo:background-color="#9dc3e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 style:data-style-name="N100">
      <style:table-cell-properties fo:background-color="#9dc3e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ackground-color="#9dc3e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dc3e6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style:font-name="Droid Sans Mono" fo:font-size="12pt" style:font-size-asian="12pt" style:font-size-complex="12pt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Droid Sans Mono" fo:font-size="12pt" style:font-size-asian="12pt" style:font-size-complex="12pt"/>
    </style:style>
    <style:style style:name="ce30" style:family="table-cell" style:parent-style-name="Default">
      <style:table-cell-properties fo:background-color="#ff0000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ext-properties style:font-name="Droid Sans Mono" fo:font-size="12pt" style:font-size-asian="12pt" style:font-size-complex="12pt"/>
    </style:style>
    <style:style style:name="ce33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1835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1835in" style:writing-mode="page"/>
      <style:text-properties style:font-name="Droid Sans Mono" fo:font-size="12pt" style:font-size-asian="12pt" style:font-size-complex="12pt"/>
    </style:style>
    <style:style style:name="ce36" style:family="table-cell" style:parent-style-name="Default" style:data-style-name="N10130">
      <style:table-cell-properties style:rotation-align="none"/>
      <style:text-properties style:font-name="Droid Sans Mono" fo:font-size="12pt" style:font-size-asian="12pt" style:font-size-complex="12pt"/>
    </style:style>
    <style:style style:name="ce37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fo:background-color="#ff0000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Droid Sans Mono" fo:font-size="12pt" style:font-size-asian="12pt" style:font-size-complex="12pt"/>
    </style:style>
    <style:style style:name="ce41" style:family="table-cell" style:parent-style-name="Default">
      <style:table-cell-properties fo:background-color="#ff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d3d3d3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d3d3d3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d3d3d3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 BOM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32"/>
        <table:table-column table:style-name="co3" table:default-cell-style-name="ce35"/>
        <table:table-column table:style-name="co4" table:default-cell-style-name="ce32"/>
        <table:table-column table:style-name="co5" table:default-cell-style-name="ce32"/>
        <table:table-column table:style-name="co4" table:number-columns-repeated="2" table:default-cell-style-name="ce32"/>
        <table:table-column table:style-name="co6" table:default-cell-style-name="ce40"/>
        <table:table-column table:style-name="co4" table:number-columns-repeated="56" table:default-cell-style-name="ce32"/>
        <table:table-row table:style-name="ro1">
          <table:table-cell table:style-name="ce9" office:value-type="string" calcext:value-type="string" table:number-columns-spanned="1" table:number-rows-spanned="2">
            <text:p>Tag</text:p>
          </table:table-cell>
          <table:table-cell table:style-name="ce30" office:value-type="string" calcext:value-type="string" table:number-columns-spanned="1" table:number-rows-spanned="3">
            <text:p>Tag</text:p>
          </table:table-cell>
          <table:table-cell table:style-name="ce33" office:value-type="string" calcext:value-type="string" table:number-columns-spanned="1" table:number-rows-spanned="3">
            <text:p>Part #</text:p>
          </table:table-cell>
          <table:table-cell table:style-name="ce30" office:value-type="string" calcext:value-type="string" table:number-columns-spanned="1" table:number-rows-spanned="3">
            <text:p>Qty</text:p>
          </table:table-cell>
          <table:table-cell table:style-name="ce10" office:value-type="string" calcext:value-type="string">
            <text:p>Length Each</text:p>
          </table:table-cell>
          <table:table-cell table:style-name="ce38" office:value-type="string" calcext:value-type="string" table:number-columns-spanned="1" table:number-rows-spanned="3">
            <text:p>Units</text:p>
          </table:table-cell>
          <table:table-cell table:style-name="ce30" office:value-type="string" calcext:value-type="string" table:number-columns-spanned="1" table:number-rows-spanned="3">
            <text:p>Total Wgt(lbs)</text:p>
          </table:table-cell>
          <table:table-cell table:style-name="ce10" office:value-type="string" calcext:value-type="string">
            <text:p>80/20 Description</text:p>
          </table:table-cell>
          <table:table-cell table:style-name="ce41" office:value-type="string" calcext:value-type="string">
            <text:p>Each</text:p>
          </table:table-cell>
          <table:table-cell table:style-name="ce41" office:value-type="string" calcext:value-type="string">
            <text:p>Price</text:p>
          </table:table-cell>
          <table:table-cell table:number-columns-repeated="54"/>
        </table:table-row>
        <table:table-row table:style-name="ro1">
          <table:covered-table-cell table:style-name="ce24"/>
          <table:covered-table-cell table:style-name="ce10"/>
          <table:covered-table-cell table:style-name="ce34"/>
          <table:covered-table-cell table:style-name="ce10"/>
          <table:table-cell table:style-name="ce10" office:value-type="string" calcext:value-type="string">
            <text:p>(or area)</text:p>
          </table:table-cell>
          <table:covered-table-cell table:style-name="ce39"/>
          <table:covered-table-cell table:style-name="ce10"/>
          <table:table-cell table:style-name="ce10" office:value-type="string" calcext:value-type="string">
            <text:p>Note:all extrusion dimensions start at the left end</text:p>
          </table:table-cell>
          <table:table-cell table:style-name="ce41" office:value-type="string" calcext:value-type="string">
            <text:p><text:s text:c="11"/>$</text:p>
          </table:table-cell>
          <table:table-cell table:style-name="ce41" office:value-type="string" calcext:value-type="string">
            <text:p><text:s text:c="10"/>$</text:p>
          </table:table-cell>
          <table:table-cell table:number-columns-repeated="54"/>
        </table:table-row>
        <table:table-row table:style-name="ro2">
          <table:table-cell table:style-name="ce25"/>
          <table:covered-table-cell table:style-name="ce10"/>
          <table:covered-table-cell table:style-name="ce34"/>
          <table:covered-table-cell table:style-name="ce10"/>
          <table:table-cell table:style-name="ce37"/>
          <table:covered-table-cell table:style-name="ce39"/>
          <table:covered-table-cell table:style-name="ce10"/>
          <table:table-cell table:style-name="ce37" table:number-columns-repeated="3"/>
          <table:table-cell table:number-columns-repeated="54"/>
        </table:table-row>
        <table:table-row table:style-name="ro3">
          <table:table-cell table:style-name="ce26" office:value-type="float" office:value="9230301" calcext:value-type="float">
            <text:p>9230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8.25" calcext:value-type="float">
            <text:p>38.2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36 Left; 7036 Right</text:p>
          </table:table-cell>
          <table:table-cell table:number-columns-repeated="2"/>
          <table:table-cell table:style-name="ce42" table:number-columns-repeated="2"/>
          <table:table-cell table:number-columns-repeated="52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3"/>
          <table:table-cell table:number-columns-repeated="53"/>
        </table:table-row>
        <table:table-row table:style-name="ro3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0303" calcext:value-type="float">
            <text:p>92303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.500" Left; 7051 in S @ 1.500" Left; 7051 in S @ 2.500" Left, 7061 in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09" calcext:value-type="float">
            <text:p>923030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10" calcext:value-type="float">
            <text:p>92303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 and Right, 7051 in S @ 0.500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12" calcext:value-type="float">
            <text:p>92303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10-S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313" calcext:value-type="float">
            <text:p>9230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10-S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42 in C Left; 7042 in A Left; 7061 in Right, 7051 in A Right @ 0.5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42" calcext:value-type="float">
            <text:p>70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14" calcext:value-type="float">
            <text:p>92303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051 in S @ 0.5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15" calcext:value-type="float">
            <text:p>92303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10-S</text:p>
          </table:table-cell>
          <table:table-cell table:number-columns-repeated="2"/>
          <table:table-cell table:style-name="ce43"/>
          <table:table-cell table:number-columns-repeated="53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16" calcext:value-type="float">
            <text:p>923031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020-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3"/>
          <table:table-cell table:style-name="ce44"/>
          <table:table-cell table:style-name="ce43"/>
          <table:table-cell table:style-name="ce45"/>
          <table:table-cell table:style-name="ce43" table:number-columns-repeated="2"/>
          <table:table-cell table:number-columns-repeated="48"/>
        </table:table-row>
        <table:table-row table:style-name="ro3">
          <table:table-cell table:style-name="ce28" office:value-type="float" office:value="9230317" calcext:value-type="float">
            <text:p>923031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7.000"; 7051 in S @ 8.0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318" calcext:value-type="float">
            <text:p>923031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36 Left; 7036 Right, 7050 in U @ 1.000" (U Channel adjacent to taps)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23" calcext:value-type="float">
            <text:p>923032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81; 7050 in slot R at 2.0" from Left End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23" calcext:value-type="float">
            <text:p>92303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81; 7050 in slot R at 5.0" from Left End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81" calcext:value-type="float">
            <text:p>708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0" calcext:value-type="float">
            <text:p>70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4">
          <table:table-cell table:style-name="ce28" office:value-type="float" office:value="9230325" calcext:value-type="float">
            <text:p>92303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; <text:s/>7051 in S @ 2.000"; 7051 in S @ 3.000"; 7051 in S @ 10.000" ; 7051 in S @ 11.000" from left, 7253 in S @ <text:s/>6.000"; 7253 in S @ <text:s/>7.000" from lef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253" calcext:value-type="float">
            <text:p>725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326" calcext:value-type="float">
            <text:p>923032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36 Left; 7036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327" calcext:value-type="float">
            <text:p>923032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10.000"; 7051 in S @ 11.000"; 7051 in S @ 12.0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0331" calcext:value-type="float">
            <text:p>923033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2.000";7051 in S @ 3.000"; 7051 in S @ 4.0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0332" calcext:value-type="float">
            <text:p>923033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S @ 2.500"; 7051 in R @ 9.500"; 7051 in R @ 10.500"; 7051 in R @ 11.500", 7051 in S @ 18.5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0333" calcext:value-type="float">
            <text:p>92303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10-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253 in S @ 5.500";7253 in S @ 6.500"; 7253 in S @7.500" from lef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253" calcext:value-type="float">
            <text:p>725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34" calcext:value-type="float">
            <text:p>923033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36 in Left; 7036 in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table:style-name="ce28" office:value-type="float" office:value="9230335" calcext:value-type="float">
            <text:p>923033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<text:s/>in R Left @ 0.5"; 7051 <text:s/>in R Left @ 1.5";7051 <text:s/>in R Left @ 2.5";7051 <text:s/>in R Left @ 7.5"; 7051 <text:s/>in R Left @ 6.5"; 7051 <text:s/>in R Left @ 5.5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0336" calcext:value-type="float">
            <text:p>923033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020-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337" calcext:value-type="float">
            <text:p>923033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36 in Left; 7086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36" calcext:value-type="float">
            <text:p>70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338" calcext:value-type="float">
            <text:p>923033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30-S</text:p>
          </table:table-cell>
          <table:table-cell office:value-type="float" office:value="2" calcext:value-type="float">
            <text:p>2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86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86" calcext:value-type="float">
            <text:p>70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table:style-name="ce26" office:value-type="float" office:value="9230339" calcext:value-type="float">
            <text:p>92303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51 in V Left @ 0.5"; 7051 <text:s/>in VV Left @ 0.5"; 7051 <text:s/>in U Left @ 0.5"; 7051 <text:s/>in V Right @ 0.5"; 7051 <text:s/>in VV Right @ 0.5"; 7051 <text:s/>in U Right @ 0.5";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340" calcext:value-type="float">
            <text:p>923034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42 in E Left; 7042 in H Left; 7051 in T Right @ 0.5"; 7051 in T Right @ 1.5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341" calcext:value-type="float">
            <text:p>923034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906" calcext:value-type="float">
            <text:p>9230906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051 in S Left @ 2.250", 7051 in S <text:s/>Left @ 10.375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907" calcext:value-type="float">
            <text:p>9230907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7051 in S @ 4.25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908" calcext:value-type="float">
            <text:p>9230908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, 7051 in S @ .500", 7051 in S @ 11.5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909" calcext:value-type="float">
            <text:p>923090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1020-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20-S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2565" calcext:value-type="float">
            <text:p>9232565</text:p>
          </table:table-cell>
          <table:table-cell office:value-type="string" calcext:value-type="string">
            <text:p>AF</text:p>
          </table:table-cell>
          <table:table-cell office:value-type="float" office:value="2565" calcext:value-type="float">
            <text:p>256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2570" calcext:value-type="float">
            <text:p>9232570</text:p>
          </table:table-cell>
          <table:table-cell office:value-type="string" calcext:value-type="string">
            <text:p>AG</text:p>
          </table:table-cell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6850" calcext:value-type="float">
            <text:p>9236850</text:p>
          </table:table-cell>
          <table:table-cell office:value-type="string" calcext:value-type="string">
            <text:p>AH</text:p>
          </table:table-cell>
          <table:table-cell office:value-type="float" office:value="6850" calcext:value-type="float">
            <text:p>68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string" calcext:value-type="string">
            <text:p>9230309F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1030-S</text:p>
          </table:table-cell>
          <table:table-cell office:value-type="float" office:value="1" calcext:value-type="float">
            <text:p>1</text:p>
          </table:table-cell>
          <table:table-cell office:value-type="float" office:value="21.75" calcext:value-type="float">
            <text:p>21.7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1 in Left; 7061 in Right, one hole on each side, same channel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3" calcext:value-type="float">
            <text:p>7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string" calcext:value-type="string">
            <text:p>9230311a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7066 @ 45 degrees in Left w/ 7083 Counterbore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6" calcext:value-type="float">
            <text:p>70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83" calcext:value-type="float">
            <text:p>708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string" calcext:value-type="string">
            <text:p>9230311b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1010-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1010-S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string" calcext:value-type="string">
            <text:p>9230314B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<text:s/>7042 in C Left; 7042 in A Left; 7061 in Right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42" calcext:value-type="float">
            <text:p>70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119" calcext:value-type="float">
            <text:p>9234119</text:p>
          </table:table-cell>
          <table:table-cell office:value-type="string" calcext:value-type="string">
            <text:p>AM</text:p>
          </table:table-cell>
          <table:table-cell office:value-type="float" office:value="4119" calcext:value-type="float">
            <text:p>411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176" calcext:value-type="float">
            <text:p>9234176</text:p>
          </table:table-cell>
          <table:table-cell office:value-type="string" calcext:value-type="string">
            <text:p>AN</text:p>
          </table:table-cell>
          <table:table-cell office:value-type="float" office:value="4176" calcext:value-type="float">
            <text:p>4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136" calcext:value-type="float">
            <text:p>9234136</text:p>
          </table:table-cell>
          <table:table-cell office:value-type="string" calcext:value-type="string">
            <text:p>AO</text:p>
          </table:table-cell>
          <table:table-cell office:value-type="float" office:value="4136" calcext:value-type="float">
            <text:p>413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015" calcext:value-type="float">
            <text:p>9234015</text:p>
          </table:table-cell>
          <table:table-cell office:value-type="string" calcext:value-type="string">
            <text:p>AP</text:p>
          </table:table-cell>
          <table:table-cell office:value-type="float" office:value="4015" calcext:value-type="float">
            <text:p>401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166" calcext:value-type="float">
            <text:p>9234166</text:p>
          </table:table-cell>
          <table:table-cell office:value-type="string" calcext:value-type="string">
            <text:p>AQ</text:p>
          </table:table-cell>
          <table:table-cell office:value-type="float" office:value="4166" calcext:value-type="float">
            <text:p>416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118" calcext:value-type="float">
            <text:p>9234118</text:p>
          </table:table-cell>
          <table:table-cell office:value-type="string" calcext:value-type="string">
            <text:p>AR</text:p>
          </table:table-cell>
          <table:table-cell office:value-type="float" office:value="4118" calcext:value-type="float">
            <text:p>411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107" calcext:value-type="float">
            <text:p>9234107</text:p>
          </table:table-cell>
          <table:table-cell office:value-type="string" calcext:value-type="string">
            <text:p>AS</text:p>
          </table:table-cell>
          <table:table-cell office:value-type="float" office:value="4107" calcext:value-type="float">
            <text:p>410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93" calcext:value-type="float">
            <text:p>9233393</text:p>
          </table:table-cell>
          <table:table-cell/>
          <table:table-cell office:value-type="float" office:value="3393" calcext:value-type="float">
            <text:p>339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81" calcext:value-type="float">
            <text:p>9233381</text:p>
          </table:table-cell>
          <table:table-cell/>
          <table:table-cell office:value-type="float" office:value="3381" calcext:value-type="float">
            <text:p>338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95" calcext:value-type="float">
            <text:p>9233395</text:p>
          </table:table-cell>
          <table:table-cell/>
          <table:table-cell office:value-type="float" office:value="3395" calcext:value-type="float">
            <text:p>339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4503" calcext:value-type="float">
            <text:p>9234503</text:p>
          </table:table-cell>
          <table:table-cell office:value-type="string" calcext:value-type="string">
            <text:p>AT</text:p>
          </table:table-cell>
          <table:table-cell office:value-type="float" office:value="4503" calcext:value-type="float">
            <text:p>450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21" calcext:value-type="float">
            <text:p>9233321</text:p>
          </table:table-cell>
          <table:table-cell/>
          <table:table-cell office:value-type="float" office:value="3321" calcext:value-type="float">
            <text:p>3321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05" calcext:value-type="float">
            <text:p>9233305</text:p>
          </table:table-cell>
          <table:table-cell/>
          <table:table-cell office:value-type="float" office:value="3305" calcext:value-type="float">
            <text:p>330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07" calcext:value-type="float">
            <text:p>9233307</text:p>
          </table:table-cell>
          <table:table-cell/>
          <table:table-cell office:value-type="float" office:value="3307" calcext:value-type="float">
            <text:p>33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065" calcext:value-type="float">
            <text:p>9233065</text:p>
          </table:table-cell>
          <table:table-cell/>
          <table:table-cell office:value-type="float" office:value="3065" calcext:value-type="float">
            <text:p>306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080" calcext:value-type="float">
            <text:p>9233080</text:p>
          </table:table-cell>
          <table:table-cell/>
          <table:table-cell office:value-type="float" office:value="3080" calcext:value-type="float">
            <text:p>308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258" calcext:value-type="float">
            <text:p>9233258</text:p>
          </table:table-cell>
          <table:table-cell/>
          <table:table-cell office:value-type="float" office:value="3258" calcext:value-type="float">
            <text:p>325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76" calcext:value-type="float">
            <text:p>9233376</text:p>
          </table:table-cell>
          <table:table-cell/>
          <table:table-cell office:value-type="float" office:value="3376" calcext:value-type="float">
            <text:p>337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416" calcext:value-type="float">
            <text:p>9233416</text:p>
          </table:table-cell>
          <table:table-cell/>
          <table:table-cell office:value-type="float" office:value="3059" calcext:value-type="float">
            <text:p>305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416" calcext:value-type="float">
            <text:p>9233416</text:p>
          </table:table-cell>
          <table:table-cell/>
          <table:table-cell office:value-type="float" office:value="3382" calcext:value-type="float">
            <text:p>338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822" calcext:value-type="float">
            <text:p>9233822</text:p>
          </table:table-cell>
          <table:table-cell/>
          <table:table-cell office:value-type="float" office:value="3497" calcext:value-type="float">
            <text:p>349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8" office:value-type="float" office:value="9236416" calcext:value-type="float">
            <text:p>9236416</text:p>
          </table:table-cell>
          <table:table-cell office:value-type="string" calcext:value-type="string">
            <text:p>AU</text:p>
          </table:table-cell>
          <table:table-cell office:value-type="float" office:value="6416" calcext:value-type="float">
            <text:p>64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10 S 4" SINGLE FLANGE BEARINGBRAKE KIT READY <text:s text:c="14"/></text:p>
          </table:table-cell>
          <table:table-cell table:number-columns-repeated="56"/>
        </table:table-row>
        <table:table-row table:style-name="ro2">
          <table:table-cell table:style-name="ce27"/>
          <table:table-cell table:number-columns-repeated="63"/>
        </table:table-row>
        <table:table-row table:style-name="ro3">
          <table:table-cell table:style-name="ce28" office:value-type="float" office:value="9236540" calcext:value-type="float">
            <text:p>9236540</text:p>
          </table:table-cell>
          <table:table-cell/>
          <table:table-cell table:style-name="ce36" office:value-type="string" calcext:value-type="string">
            <text:p>11-654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office:value-type="string" calcext:value-type="string">
            <text:p>M6 X 40mm SHCS [BLACK] <text:s text:c="29"/>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2" table:number-rows-repeated="152">
          <table:table-cell table:style-name="ce27"/>
          <table:table-cell table:number-columns-repeated="63"/>
        </table:table-row>
        <table:table-row table:style-name="ro2" table:number-rows-repeated="10482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Bottom Mount Pedal Frame" table:style-name="ta2">
        <office:forms form:automatic-focus="false" form:apply-design-mode="false"/>
        <table:table-column table:style-name="co7" table:number-columns-repeated="7" table:default-cell-style-name="ce32"/>
        <table:table-column table:style-name="co8" table:default-cell-style-name="ce32"/>
        <table:table-column table:style-name="co7" table:number-columns-repeated="56" table:default-cell-style-name="ce32"/>
        <table:table-row table:style-name="ro1">
          <table:table-cell table:style-name="ce9" office:value-type="string" calcext:value-type="string" table:number-columns-spanned="1" table:number-rows-spanned="2">
            <text:p>Tag</text:p>
          </table:table-cell>
          <table:table-cell table:style-name="ce30" office:value-type="string" calcext:value-type="string" table:number-columns-spanned="1" table:number-rows-spanned="3">
            <text:p>Tag</text:p>
          </table:table-cell>
          <table:table-cell table:style-name="ce33" office:value-type="string" calcext:value-type="string" table:number-columns-spanned="1" table:number-rows-spanned="3">
            <text:p>Part #</text:p>
          </table:table-cell>
          <table:table-cell table:style-name="ce30" office:value-type="string" calcext:value-type="string" table:number-columns-spanned="1" table:number-rows-spanned="3">
            <text:p>Qty</text:p>
          </table:table-cell>
          <table:table-cell table:style-name="ce10" office:value-type="string" calcext:value-type="string">
            <text:p>Length Each</text:p>
          </table:table-cell>
          <table:table-cell table:style-name="ce38" office:value-type="string" calcext:value-type="string" table:number-columns-spanned="1" table:number-rows-spanned="3">
            <text:p>Units</text:p>
          </table:table-cell>
          <table:table-cell table:style-name="ce30" office:value-type="string" calcext:value-type="string" table:number-columns-spanned="1" table:number-rows-spanned="3">
            <text:p>Total Wgt(lbs)</text:p>
          </table:table-cell>
          <table:table-cell table:style-name="ce10" office:value-type="string" calcext:value-type="string">
            <text:p>80/20 Description</text:p>
          </table:table-cell>
          <table:table-cell table:style-name="ce41" office:value-type="string" calcext:value-type="string">
            <text:p>Each</text:p>
          </table:table-cell>
          <table:table-cell table:style-name="ce41" office:value-type="string" calcext:value-type="string">
            <text:p>Price</text:p>
          </table:table-cell>
          <table:table-cell table:number-columns-repeated="54"/>
        </table:table-row>
        <table:table-row table:style-name="ro1">
          <table:covered-table-cell table:style-name="ce24"/>
          <table:covered-table-cell table:style-name="ce10"/>
          <table:covered-table-cell table:style-name="ce34"/>
          <table:covered-table-cell table:style-name="ce10"/>
          <table:table-cell table:style-name="ce10" office:value-type="string" calcext:value-type="string">
            <text:p>(or area)</text:p>
          </table:table-cell>
          <table:covered-table-cell table:style-name="ce39"/>
          <table:covered-table-cell table:style-name="ce10"/>
          <table:table-cell table:style-name="ce10" office:value-type="string" calcext:value-type="string">
            <text:p>Note:all extrusion dimensions start at the left end</text:p>
          </table:table-cell>
          <table:table-cell table:style-name="ce41" office:value-type="string" calcext:value-type="string">
            <text:p><text:s text:c="11"/>$</text:p>
          </table:table-cell>
          <table:table-cell table:style-name="ce41" office:value-type="string" calcext:value-type="string">
            <text:p><text:s text:c="10"/>$</text:p>
          </table:table-cell>
          <table:table-cell table:number-columns-repeated="54"/>
        </table:table-row>
        <table:table-row table:style-name="ro2">
          <table:table-cell table:style-name="ce25"/>
          <table:covered-table-cell table:style-name="ce10"/>
          <table:covered-table-cell table:style-name="ce34"/>
          <table:covered-table-cell table:style-name="ce10"/>
          <table:table-cell table:style-name="ce37"/>
          <table:covered-table-cell table:style-name="ce39"/>
          <table:covered-table-cell table:style-name="ce10"/>
          <table:table-cell table:style-name="ce37" table:number-columns-repeated="3"/>
          <table:table-cell table:number-columns-repeated="54"/>
        </table:table-row>
        <table:table-row table:style-name="ro1">
          <table:table-cell table:style-name="ce26" office:value-type="float" office:value="9230906" calcext:value-type="float">
            <text:p>9230906</text:p>
          </table:table-cell>
          <table:table-cell/>
          <table:table-cell table:style-name="ce35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</text:p>
          </table:table-cell>
          <table:table-cell/>
          <table:table-cell table:style-name="ce40" office:value-type="string" calcext:value-type="string">
            <office:annotation draw:style-name="gr1" draw:text-style-name="P2" svg:width="1.1413in" svg:height="1.7594in" svg:x="11.3894in" svg:y="0.4469in" draw:caption-point-x="-0.2402in" draw:caption-point-y="0.5945in">
              <dc:date>2020-07-12T00:00:00</dc:date>
              <text:p text:style-name="P1">There are 3-7051. The one at 2.250”, the one at 10.375”, but also one at 6.375”. This doesn’t match the CAD in terms of the spacing between the components.</text:p>
            </office:annotation>
            <text:p>7061 in Left; 7061 in Right, 7051 in S Left @ 2.250", 7051 in S <text:s/>Left @ 10.375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8" office:value-type="float" office:value="9233381" calcext:value-type="float">
            <text:p>9233381</text:p>
          </table:table-cell>
          <table:table-cell/>
          <table:table-cell table:style-name="ce35" office:value-type="float" office:value="3381" calcext:value-type="float">
            <text:p>338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6" office:value-type="float" office:value="9230907" calcext:value-type="float">
            <text:p>9230907</text:p>
          </table:table-cell>
          <table:table-cell/>
          <table:table-cell table:style-name="ce35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</text:p>
          </table:table-cell>
          <table:table-cell/>
          <table:table-cell table:style-name="ce40" office:value-type="string" calcext:value-type="string">
            <text:p>7061 in Left; 7061 in Right, 7051 in S @ 4.25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61" calcext:value-type="float">
            <text:p>70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51" calcext:value-type="float">
            <text:p>705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26" office:value-type="float" office:value="9230908" calcext:value-type="float">
            <text:p>9230908</text:p>
          </table:table-cell>
          <table:table-cell office:value-type="string" calcext:value-type="string">
            <text:p>AD</text:p>
          </table:table-cell>
          <table:table-cell table:style-name="ce35" office:value-type="string" calcext:value-type="string">
            <text:p>1010-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</text:p>
          </table:table-cell>
          <table:table-cell/>
          <table:table-cell table:style-name="ce40" office:value-type="string" calcext:value-type="string">
            <text:p>7061 in Left, 7051 in S @ .500", 7051 in S @ 11.500"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05" calcext:value-type="float">
            <text:p>700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61" calcext:value-type="float">
            <text:p>706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27"/>
          <table:table-cell/>
          <table:table-cell table:style-name="ce35" office:value-type="float" office:value="7051" calcext:value-type="float">
            <text:p>705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number-columns-repeated="56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nsolas" svg:font-family="Consolas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9:30:44.730747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BOM" style:display-name="PageStyle_Export 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tt Martin</meta:initial-creator>
    <meta:creation-date>2015-03-09T21:01:21</meta:creation-date>
    <dc:date>2020-07-12T17:00:40.094246350</dc:date>
    <meta:generator>LibreOffice/6.3.6.2$Linux_X86_64 LibreOffice_project/30$Build-2</meta:generator>
    <meta:editing-duration>P1DT21H34M</meta:editing-duration>
    <meta:editing-cycles>4</meta:editing-cycles>
    <meta:document-statistic meta:table-count="2" meta:cell-count="8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